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 Emoji" svg:font-family="'Segoe UI Emoj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UI Emoji"/>
    </style:style>
    <style:style style:name="P2" style:family="paragraph" style:parent-style-name="Standard">
      <style:paragraph-properties fo:text-align="center" style:justify-single-word="false"/>
      <style:text-properties style:font-name="Segoe UI Emoji" fo:font-size="20pt" style:font-size-asian="20pt" style:font-size-complex="20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color="#99ff66"/>
    </style:style>
    <style:style style:name="T5" style:family="text">
      <style:text-properties fo:color="#99ff66" fo:font-weight="bold" style:font-weight-asian="bold" style:font-weight-complex="bold"/>
    </style:style>
    <style:style style:name="T6" style:family="text">
      <style:text-properties fo:color="#00cc00" fo:font-weight="bold" style:font-weight-asian="bold" style:font-weight-complex="bold"/>
    </style:style>
    <style:style style:name="T7" style:family="text">
      <style:text-properties fo:color="#00cc00" fo:language="en" fo:country="US"/>
    </style:style>
    <style:style style:name="T8" style:family="text">
      <style:text-properties fo:color="#00cc00" fo:language="en" fo:country="U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comparativa </text:p>
      <text:p text:style-name="P1"/>
      <text:p text:style-name="P1"><text:span text:style-name="T1">Objetivo: </text:span>hacer un análisis comparativo para resolver el problema de Matilda. </text:p>
      <text:p text:style-name="P1"/>
      <text:p text:style-name="P1">En la familia somos tres hermanos y nuestro padre, que se encuentra de viaje en el exterior, nos envió de regalo tres procesadores para nuestras diferentes necesidades, yo (Matilda) le pedí uno para poder jugar al tan esperado Cyberpunk 2077, mi pequeño hermano, Marcelo, en cambio, solamente le pidió uno para ejecutar la suite de Office 2019 y, por último, mi hermano mayor le encargó uno para poder hacer ediciones de video en un programa llamado Wondershare Filmora X. </text:p>
      <text:p text:style-name="P1"/>
      <text:p text:style-name="P1">Estamos confundidos debido a que no los etiqueto con nombres…</text:p>
      <text:p text:style-name="P1"/>
      <text:p text:style-name="P1"><text:s/>Nuestro padre nos envió los siguientes procesadores: </text:p>
      <text:p text:style-name="P1"/>
      <text:p text:style-name="P1">● Amd Ryzen 5 3600 </text:p>
      <text:p text:style-name="P1">● Amd a8 9600 </text:p>
      <text:p text:style-name="P1">● intel i3 3230</text:p>
      <text:p text:style-name="P1"/>
      <text:p text:style-name="P1">¿Cuál es para cada uno ?</text:p>
      <text:p text:style-name="P1"/>
      <text:p text:style-name="P1">● Amd Ryzen 5 3600 <text:s/><text:span text:style-name="T2">- </text:span><text:span text:style-name="T6">Para Matilda</text:span></text:p>
      <text:p text:style-name="P1">● Amd a8 9600 <text:s/><text:span text:style-name="T2">- </text:span><text:span text:style-name="T8">Hermano Mayor</text:span></text:p>
      <text:p text:style-name="P1">● intel i3 3230 <text:span text:style-name="T2">- </text:span><text:span text:style-name="T8">Para Marce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 Emoji" svg:font-family="'Segoe UI Emoj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2$Win32 OpenOffice.org_project/4112m1$Build-9809</meta:generator>
    <dc:date>2022-05-31T23:50:49.51</dc:date>
    <meta:document-statistic meta:table-count="0" meta:image-count="0" meta:object-count="0" meta:page-count="1" meta:paragraph-count="12" meta:word-count="150" meta:character-count="853"/>
    <dc:creator>Nahuel de Souza</dc:creator>
    <meta:user-defined meta:name="Info 1"/>
    <meta:user-defined meta:name="Info 2"/>
    <meta:user-defined meta:name="Info 3"/>
    <meta:user-defined meta:name="Info 4"/>
  </office:meta>
</office:document-meta>
</file>